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C200000066B95AB2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="solid" draw:fill-color="#ffffff" draw:auto-grow-height="true" fo:min-height="18.88cm"/>
    </style:style>
    <style:style style:name="co1" style:family="table-column">
      <style:table-column-properties style:column-width="5.821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2.509cm" style:use-optimal-column-width="false"/>
    </style:style>
    <style:style style:name="co4" style:family="table-column">
      <style:table-column-properties style:column-width="2.297cm" style:use-optimal-column-width="false"/>
    </style:style>
    <style:style style:name="co5" style:family="table-column">
      <style:table-column-properties style:column-width="2.408cm" style:use-optimal-column-width="false"/>
    </style:style>
    <style:style style:name="co6" style:family="table-column">
      <style:table-column-properties style:column-width="2.209cm" style:use-optimal-column-width="false"/>
    </style:style>
    <style:style style:name="co7" style:family="table-column">
      <style:table-column-properties style:column-width="2.077cm" style:use-optimal-column-width="false"/>
    </style:style>
    <style:style style:name="co8" style:family="table-column">
      <style:table-column-properties style:column-width="2.404cm" style:use-optimal-column-width="false"/>
    </style:style>
    <style:style style:name="ro1" style:family="table-row">
      <style:table-row-properties style:row-height="2.177cm"/>
    </style:style>
    <style:style style:name="ro2" style:family="table-row">
      <style:table-row-properties style:row-height="1.973cm"/>
    </style:style>
    <style:style style:name="ro3" style:family="table-row">
      <style:table-row-properties style:row-height="2.401cm"/>
    </style:style>
    <style:style style:name="ce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weight="normal" style:font-weight-asian="normal" style:font-weight-complex="normal"/>
    </style:style>
    <style:style style:name="ce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weight="normal" style:font-weight-asian="normal" style:font-weight-complex="normal"/>
    </style:style>
    <style:style style:name="ce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  <style:text-properties fo:color="#00ff0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style:text-properties fo:color="#ff0000"/>
    </style:style>
    <style:style style:name="P9" style:family="paragraph">
      <style:text-properties fo:color="#ffff00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3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4" style:family="text">
      <style:text-properties fo:color="#000000" fo:font-family="Calibri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T5" style:family="text">
      <style:text-properties fo:color="#00ff00" fo:font-family="'Times New Roman'" style:font-style-name="Standard" style:font-family-generic="roman" fo:font-size="24pt" fo:language="es" fo:country="ES" fo:font-weight="bold" style:font-family-asian="'Times New Roman'" style:font-style-name-asian="Standard" style:font-family-generic-asian="roman" style:font-size-asian="24pt" style:font-weight-asian="bold" style:font-family-complex="'Times New Roman'" style:font-style-name-complex="Standard" style:font-family-generic-complex="roman" style:font-size-complex="24pt" style:font-weight-complex="bold"/>
    </style:style>
    <style:style style:name="T6" style:family="text">
      <style:text-properties fo:color="#ff0000" fo:font-family="'Times New Roman'" style:font-style-name="Standard" style:font-family-generic="roman" fo:font-size="24pt" fo:language="es" fo:country="ES" fo:font-weight="bold" style:font-family-asian="'Times New Roman'" style:font-style-name-asian="Standard" style:font-family-generic-asian="roman" style:font-size-asian="24pt" style:font-weight-asian="bold" style:font-family-complex="'Times New Roman'" style:font-style-name-complex="Standard" style:font-family-generic-complex="roman" style:font-size-complex="24pt" style:font-weight-complex="bold"/>
    </style:style>
    <style:style style:name="T7" style:family="text">
      <style:text-properties fo:color="#ffff00" fo:font-family="'Times New Roman'" style:font-style-name="Standard" style:font-family-generic="roman" fo:font-size="24pt" fo:language="es" fo:country="ES" fo:font-weight="bold" style:font-family-asian="'Times New Roman'" style:font-style-name-asian="Standard" style:font-family-generic-asian="roman" style:font-size-asian="24pt" style:font-weight-asian="bold" style:font-family-complex="'Times New Roman'" style:font-style-name-complex="Standard" style:font-family-generic-complex="roman" style:font-size-complex="24pt" style:font-weight-complex="bold"/>
    </style:style>
    <style:style style:name="T8" style:family="text">
      <style:text-properties fo:font-family="'Courier New'" style:font-family-generic="modern" style:font-pitch="fixed" fo:font-size="11pt" fo:language="zxx" fo:country="none" style:font-size-asian="11pt" style:font-size-complex="11pt"/>
    </style:style>
    <style:style style:name="T9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st Test List" draw:style-name="dp1" draw:master-page-name="Standard" presentation:use-date-time-name="dtd1">
        <draw:custom-shape draw:name="Rectangle 12" draw:style-name="gr1" draw:text-style-name="P1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2" draw:text-style-name="P3" draw:layer="layout" svg:width="23.998cm" svg:height="1.5cm" svg:x="0.701cm" svg:y="0.564cm">
          <text:list text:style-name="L1">
            <text:list-header>
              <text:p text:style-name="P2"><text:span text:style-name="T1">Test List @report_start_date@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2.123cm" svg:height="8.951cm" svg:x="0.95cm" svg:y="2.7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list text:style-name="L1">
                  <text:list-header>
                    <text:p text:style-name="P4"><text:span text:style-name="T2">Projec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Star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E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% D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Quot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Budge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Planned</text:span><text:span text:style-name="T2"><text:line-break/></text:span><text:span text:style-name="T2">Cost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Current</text:span><text:span text:style-name="T2"><text:line-break/></text:span><text:span text:style-name="T2">Costs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style-name="L2">
                  <text:list-header>
                    <text:p text:style-name="P6"><text:span text:style-name="T3"><text:s/></text:span><text:span text:style-name="T3">@project_name@ @status_square;noquote@</text:span></text:p>
                  </text:list-header>
                </text:list>
              </table:table-cell>
              <table:table-cell>
                <text:list text:continue-numbering="true" text:style-name="L2">
                  <text:list-item>
                    <text:p text:style-name="P7"><text:span text:style-name="T3">@start_date_pretty@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end_date_pretty@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7"><text:span text:style-name="T4">@percent_completed_pretty@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cost_quotes_pretty@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7"><text:span text:style-name="T4">@project_budget_pretty@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7"><text:span text:style-name="T4">@planned_costs@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current_costs@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style-name="L3">
                  <text:list-header>
                    <text:p text:style-name="P4"><text:span text:style-name="T2">Subtotal</text:span></text:p>
                  </text:list-header>
                </text:list>
              </table:table-cell>
              <table:table-cell/>
              <table:table-cell/>
              <table:table-cell/>
              <table:table-cell>
                <text:list text:continue-numbering="true" text:style-name="L3">
                  <text:list-header>
                    <text:p text:style-name="P7"><text:span text:style-name="T2">@cost_quotes_total@</text:span></text:p>
                  </text:list-header>
                </text:list>
              </table:table-cell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ce6">
                <text:list text:continue-numbering="true" text:style-name="L3">
                  <text:list-header>
                    <text:p text:style-name="P4"><text:span text:style-name="T2">Total</text:span></text:p>
                  </text:list-header>
                </text:list>
              </table:table-cell>
              <table:table-cell/>
              <table:table-cell/>
              <table:table-cell/>
              <table:table-cell>
                <text:list text:continue-numbering="true" text:style-name="L3">
                  <text:list-header>
                    <text:p text:style-name="P7"><text:span text:style-name="T2">@cost_quotes_total@</text:span></text:p>
                  </text:list-header>
                </text:list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.014cm" svg:height="1.267cm" svg:x="0.514cm" svg:y="16.3cm">
          <draw:text-box>
            <text:p><text:span text:style-name="T5">■</text:span></text:p>
          </draw:text-box>
          <svg:title>green_square</svg:title>
        </draw:frame>
        <draw:frame draw:style-name="gr3" draw:text-style-name="P8" draw:layer="layout" svg:width="1.014cm" svg:height="1.267cm" svg:x="0.5cm" svg:y="17.533cm">
          <draw:text-box>
            <text:p><text:span text:style-name="T6">■</text:span></text:p>
          </draw:text-box>
          <svg:title>red_square</svg:title>
        </draw:frame>
        <draw:frame draw:style-name="gr3" draw:text-style-name="P9" draw:layer="layout" svg:width="1.014cm" svg:height="1.267cm" svg:x="0.5cm" svg:y="16.9cm">
          <draw:text-box>
            <text:p><text:span text:style-name="T7">■</text:span></text:p>
          </draw:text-box>
          <svg:title>yellow_square</svg:title>
        </draw:frame>
        <presentation:notes draw:style-name="dp2">
          <draw:frame presentation:style-name="pr1" draw:text-style-name="P11" draw:layer="layout" svg:width="27.57cm" svg:height="18.88cm" svg:x="0cm" svg:y="0cm" presentation:class="notes" presentation:user-transformed="true">
            <draw:text-box>
              <text:p text:style-name="P10"><text:span text:style-name="T8">page_sql "</text:span></text:p>
              <text:p text:style-name="P10"><text:span text:style-name="T8"><text:tab/></text:span><text:span text:style-name="T8">select 1 as one</text:span></text:p>
              <text:p text:style-name="P10"><text:span text:style-name="T8">"</text:span></text:p>
              <text:p text:style-name="P10"><text:span text:style-name="T9"/></text:p>
              <text:p text:style-name="P10"><text:span text:style-name="T8">list_sql "</text:span></text:p>
              <text:p text:style-name="P10"><text:span text:style-name="T8">select</text:span><text:span text:style-name="T8"><text:tab/></text:span><text:span text:style-name="T8">p.*,</text:span></text:p>
              <text:p text:style-name="P10"><text:span text:style-name="T8"><text:tab/></text:span><text:span text:style-name="T8">to_char(p.start_date, 'YYYY-MM-DD') as start_date_pretty,</text:span></text:p>
              <text:p text:style-name="P10"><text:span text:style-name="T8"><text:tab/></text:span><text:span text:style-name="T8">to_char(p.end_date, 'YYYY-MM-DD') as end_date_pretty,</text:span></text:p>
              <text:p text:style-name="P10"><text:span text:style-name="T8"><text:tab/></text:span><text:span text:style-name="T8">coalesce(p.cost_bills_cache,0.0) + </text:span></text:p>
              <text:p text:style-name="P10"><text:span text:style-name="T8"><text:tab/></text:span><text:span text:style-name="T8"><text:tab/></text:span><text:span text:style-name="T8">coalesce(p.cost_timesheet_logged_cache,0.0) + </text:span></text:p>
              <text:p text:style-name="P10"><text:span text:style-name="T8"><text:tab/></text:span><text:span text:style-name="T8"><text:tab/></text:span><text:span text:style-name="T8">coalesce(cost_expense_logged_cache, 0.0) as current_costs,</text:span></text:p>
              <text:p text:style-name="P10"><text:span text:style-name="T8"><text:tab/></text:span><text:span text:style-name="T8">coalesce(p.cost_quotes_cache,0.0) + </text:span></text:p>
              <text:p text:style-name="P10"><text:span text:style-name="T8"><text:tab/></text:span><text:span text:style-name="T8"><text:tab/></text:span><text:span text:style-name="T8">coalesce(p.cost_timesheet_planned_cache,0.0) + </text:span></text:p>
              <text:p text:style-name="P10"><text:span text:style-name="T8"><text:tab/></text:span><text:span text:style-name="T8"><text:tab/></text:span><text:span text:style-name="T8">coalesce(cost_expense_planned_cache, 0.0) as planned_costs,</text:span></text:p>
              <text:p text:style-name="P10"><text:span text:style-name="T8"><text:tab/></text:span><text:span text:style-name="T8">round(p.percent_completed) as percent_completed_pretty,</text:span></text:p>
              <text:p text:style-name="P10"><text:span text:style-name="T8"><text:tab/></text:span><text:span text:style-name="T8">round(p.cost_quotes_cache) as cost_quotes_pretty,</text:span></text:p>
              <text:p text:style-name="P10"><text:span text:style-name="T8"><text:tab/></text:span><text:span text:style-name="T8">coalesce(round(p.project_budget)::text, '0'::text) as project_budget_pretty,</text:span></text:p>
              <text:p text:style-name="P10"><text:span text:style-name="T8"><text:tab/></text:span><text:span text:style-name="T8">CASE </text:span></text:p>
              <text:p text:style-name="P10"><text:span text:style-name="T8"><text:tab/></text:span><text:span text:style-name="T8"><text:tab/></text:span><text:span text:style-name="T8">WHEN 66=p.on_track_status_id THEN :green_square</text:span></text:p>
              <text:p text:style-name="P10"><text:span text:style-name="T8"><text:tab/></text:span><text:span text:style-name="T8"><text:tab/></text:span><text:span text:style-name="T8">WHEN 67=p.on_track_status_id THEN :yellow_square</text:span></text:p>
              <text:p text:style-name="P10"><text:span text:style-name="T8"><text:tab/></text:span><text:span text:style-name="T8"><text:tab/></text:span><text:span text:style-name="T8">WHEN 68=p.on_track_status_id THEN :red_square</text:span></text:p>
              <text:p text:style-name="P10"><text:span text:style-name="T8"><text:tab/></text:span><text:span text:style-name="T8"><text:tab/></text:span><text:span text:style-name="T8">ELSE ''</text:span></text:p>
              <text:p text:style-name="P10"><text:span text:style-name="T8"><text:tab/></text:span><text:span text:style-name="T8">END as status_square</text:span></text:p>
              <text:p text:style-name="P10"><text:span text:style-name="T8">From</text:span><text:span text:style-name="T8"><text:tab/></text:span><text:span text:style-name="T8">im_projects p</text:span></text:p>
              <text:p text:style-name="P10"><text:span text:style-name="T8">Where</text:span><text:span text:style-name="T8"><text:tab/></text:span><text:span text:style-name="T8">p.parent_id is null and</text:span></text:p>
              <text:p text:style-name="P10"><text:span text:style-name="T8"><text:tab/></text:span><text:span text:style-name="T8">p.project_type_id not in ([im_project_type_task], [im_project_type_ticket]) and</text:span></text:p>
              <text:p text:style-name="P10"><text:span text:style-name="T8"><text:tab/></text:span><text:span text:style-name="T8">p.project_status_id not in ([im_project_status_deleted]) and</text:span></text:p>
              <text:p text:style-name="P10"><text:span text:style-name="T8"><text:tab/></text:span><text:span text:style-name="T8">p.end_date &gt; :report_start_date</text:span></text:p>
              <text:p text:style-name="P10"><text:span text:style-name="T8">order by</text:span><text:span text:style-name="T8"><text:tab/></text:span><text:span text:style-name="T8">lower(p.project_name)</text:span></text:p>
              <text:p text:style-name="P10"><text:span text:style-name="T8">Limit</text:span><text:span text:style-name="T8"><text:tab/></text:span><text:span text:style-name="T8">999999</text:span></text:p>
              <text:p text:style-name="P10"><text:span text:style-name="T8">"</text:span></text:p>
              <text:p text:style-name="P10"><text:span text:style-name="T9"/></text:p>
              <text:p text:style-name="P10"><text:span text:style-name="T8">list_max_rows</text:span><text:span text:style-name="T8"><text:tab/></text:span><text:span text:style-name="T8">15</text:span></text:p>
              <text:p text:style-name="P10"><text:span text:style-name="T9"/></text:p>
              <text:p text:style-name="P10"><text:span text:style-name="T8">counters {</text:span></text:p>
              <text:p text:style-name="P10"><text:span text:style-name="T8"><text:tab/></text:span><text:span text:style-name="T8">{cost_quotes_total $cost_quotes_pretty}</text:span></text:p>
              <text:p text:style-name="P10"><text:span text:style-name="T8"><text:tab/></text:span><text:span text:style-name="T8">{budget_total $project_budget_pretty}</text:span></text:p>
              <text:p text:style-name="P10"><text:span text:style-name="T8">}</text:span></text:p>
              <text:p text:style-name="P10"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 draw:page-number="1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0T16:24:01.87</dc:date>
    <meta:editing-cycles>322</meta:editing-cycles>
    <meta:editing-duration>PT60H28M43S</meta:editing-duration>
    <meta:generator>OpenOffice.org/3.2$Win32 OpenOffice.org_project/320m18$Build-9502</meta:generator>
    <meta:document-statistic meta:object-count="29"/>
  </office:meta>
</office:document-meta>
</file>